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1D000000480F39E8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cm"/>
    </style:style>
    <style:style style:name="gr5" style:family="graphic" style:parent-style-name="standard">
      <style:graphic-properties draw:stroke="none" svg:stroke-color="#000000" draw:fill="none" draw:fill-color="#ffffff" fo:min-height="1.7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95cm" svg:height="1.517cm" svg:x="5.3cm" svg:y="17.857cm">
          <draw:image xlink:href="Pictures/100000000000001D000000480F39E835.png" xlink:type="simple" xlink:show="embed" xlink:actuate="onLoad">
            <text:p/>
          </draw:image>
        </draw:frame>
        <draw:custom-shape draw:style-name="gr2" draw:text-style-name="P1" draw:layer="layout" svg:width="1.311cm" svg:height="1.766cm" svg:x="5.463cm" svg:y="15.47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78cm" svg:y1="18.027cm" svg:x2="6.178cm" svg:y2="17.191cm">
          <text:p/>
        </draw:line>
        <draw:line draw:style-name="gr3" draw:text-style-name="P1" draw:layer="layout" svg:x1="6.119cm" svg:y1="19.328cm" svg:x2="6.119cm" svg:y2="21cm">
          <text:p/>
        </draw:line>
        <draw:line draw:style-name="gr3" draw:text-style-name="P1" draw:layer="layout" svg:x1="6.1cm" svg:y1="13.9cm" svg:x2="6.119cm" svg:y2="15.472cm">
          <text:p/>
        </draw:line>
        <draw:frame draw:style-name="gr1" draw:text-style-name="P1" draw:layer="layout" svg:width="1.295cm" svg:height="1.517cm" svg:x="3.026cm" svg:y="17.957cm">
          <draw:image xlink:href="Pictures/100000000000001D000000480F39E835.png" xlink:type="simple" xlink:show="embed" xlink:actuate="onLoad">
            <text:p/>
          </draw:image>
        </draw:frame>
        <draw:custom-shape draw:style-name="gr2" draw:text-style-name="P1" draw:layer="layout" svg:width="1.311cm" svg:height="1.766cm" svg:x="3.189cm" svg:y="15.57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904cm" svg:y1="18.127cm" svg:x2="3.904cm" svg:y2="17.291cm">
          <text:p/>
        </draw:line>
        <draw:line draw:style-name="gr3" draw:text-style-name="P1" draw:layer="layout" svg:x1="3.845cm" svg:y1="19.428cm" svg:x2="3.845cm" svg:y2="21.1cm">
          <text:p/>
        </draw:line>
        <draw:line draw:style-name="gr3" draw:text-style-name="P1" draw:layer="layout" svg:x1="3.845cm" svg:y1="13.9cm" svg:x2="3.845cm" svg:y2="15.572cm">
          <text:p/>
        </draw:line>
        <draw:frame draw:style-name="gr4" draw:layer="layout" svg:width="5.8cm" svg:height="1.85cm" svg:x="7.8cm" svg:y="16cm">
          <draw:text-box>
            <text:p>...+18 samanlaista</text:p>
          </draw:text-box>
        </draw:frame>
        <draw:line draw:style-name="gr3" draw:text-style-name="P1" draw:layer="layout" svg:x1="3.8cm" svg:y1="21cm" svg:x2="17.2cm" svg:y2="20.9cm">
          <text:p/>
        </draw:line>
        <draw:line draw:style-name="gr3" draw:text-style-name="P1" draw:layer="layout" svg:x1="3.8cm" svg:y1="13.9cm" svg:x2="17.2cm" svg:y2="13.8cm">
          <text:p/>
        </draw:line>
        <draw:line draw:style-name="gr3" draw:text-style-name="P1" draw:layer="layout" svg:x1="17.18cm" svg:y1="13.8cm" svg:x2="17.18cm" svg:y2="16.4cm">
          <text:p/>
        </draw:line>
        <draw:line draw:style-name="gr3" draw:text-style-name="P1" draw:layer="layout" svg:x1="17.2cm" svg:y1="17.2cm" svg:x2="17.2cm" svg:y2="18.6cm">
          <text:p/>
        </draw:line>
        <draw:line draw:style-name="gr3" draw:text-style-name="P1" draw:layer="layout" svg:x1="16.4cm" svg:y1="16.4cm" svg:x2="18.1cm" svg:y2="16.4cm">
          <text:p/>
        </draw:line>
        <draw:line draw:style-name="gr3" draw:text-style-name="P1" draw:layer="layout" svg:x1="16.4cm" svg:y1="17.2cm" svg:x2="18.1cm" svg:y2="17.2cm">
          <text:p/>
        </draw:line>
        <draw:custom-shape draw:style-name="gr2" draw:text-style-name="P1" draw:layer="layout" svg:width="1.7cm" svg:height="1.5cm" svg:x="16.4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2cm" svg:y1="20.9cm" svg:x2="17.2cm" svg:y2="20.1cm">
          <text:p/>
        </draw:line>
        <draw:path draw:style-name="gr3" draw:text-style-name="P1" draw:layer="layout" svg:width="0.519cm" svg:height="1.046cm" draw:transform="rotate (1.46886909847843) translate (16.7333370529782cm 19.5844244844801cm)" svg:viewBox="0 0 520 1047" svg:d="m13 44c273-214 831 427 258 452-487 20-240 761 131 492l50-31">
          <text:p/>
        </draw:path>
        <draw:frame draw:style-name="gr5" draw:layer="layout" svg:width="2.6cm" svg:height="1.95cm" svg:x="13.5cm" svg:y="18.8cm">
          <draw:text-box>
            <text:p>230V<text:line-break/>50Hz</text:p>
          </draw:text-box>
        </draw:frame>
        <draw:frame draw:style-name="gr6" draw:layer="layout" svg:width="2.2cm" svg:height="2.25cm" svg:x="17.4cm" svg:y="15cm">
          <draw:text-box>
            <text:p>C = 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lastra </meta:initial-creator>
    <meta:creation-date>2014-03-17T20:31:14</meta:creation-date>
    <dc:date>2014-03-17T20:38:53</dc:date>
    <dc:creator>Blastra </dc:creator>
    <meta:editing-duration>P0D</meta:editing-duration>
    <meta:editing-cycles>1</meta:editing-cycles>
    <meta:document-statistic meta:object-count="22"/>
    <meta:generator>LibreOffice/3.5$Linux_X86_64 LibreOffice_project/350m1$Build-2</meta:generator>
  </office:meta>
</office:document-meta>
</file>